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9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9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0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101" style:family="graphic" style:parent-style-name="standard">
      <style:graphic-properties draw:stroke="none" draw:fill="none" fo:min-height="1.575cm"/>
    </style:style>
    <style:style style:name="gr10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0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0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05" style:family="graphic" style:parent-style-name="standard">
      <style:graphic-properties draw:stroke="none" draw:fill="none" fo:min-height="0.78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style-name="gr94" draw:text-style-name="P35" xml:id="id87" draw:id="id87" draw:layer="layout" svg:width="2.528cm" svg:height="1.164cm" svg:x="2.9cm" svg:y="10.736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428cm" svg:y1="11.318cm" svg:x2="7.201cm" svg:y2="10.274cm" draw:start-shape="id87" draw:start-glue-point="1" draw:end-shape="id88" draw:end-glue-point="6" svg:d="M5428 11318l1773-1044" svg:viewBox="0 0 1774 1045">
          <text:p/>
        </draw:connector>
        <draw:custom-shape draw:style-name="gr94" draw:text-style-name="P35" xml:id="id89" draw:id="id89" draw:layer="layout" svg:width="2.528cm" svg:height="1.164cm" svg:x="2.801cm" svg:y="8.81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9.392cm" svg:x2="7.201cm" svg:y2="10.274cm" draw:start-shape="id89" draw:start-glue-point="1" draw:end-shape="id88" draw:end-glue-point="6" svg:d="M5329 9392l1872 882" svg:viewBox="0 0 1873 883">
          <text:p/>
        </draw:connector>
        <draw:custom-shape draw:style-name="gr95" draw:text-style-name="P36" xml:id="id88" draw:id="id88" draw:layer="layout" svg:width="3.3cm" svg:height="1.6cm" svg:x="7.201cm" svg:y="9.474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90" draw:id="id90" draw:layer="layout" svg:width="2.528cm" svg:height="1.164cm" svg:x="7.573cm" svg:y="7.0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851cm" svg:y1="9.474cm" svg:x2="8.837cm" svg:y2="8.238cm" draw:start-shape="id88" draw:start-glue-point="4" draw:end-shape="id90" draw:end-glue-point="2" svg:d="M8851 9474l-14-1236" svg:viewBox="0 0 15 1237">
          <text:p/>
        </draw:connector>
        <draw:custom-shape draw:style-name="gr95" draw:text-style-name="P36" xml:id="id91" draw:id="id91" draw:layer="layout" svg:width="3.3cm" svg:height="1.6cm" svg:x="11.401cm" svg:y="9.474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501cm" svg:y1="10.274cm" svg:x2="11.401cm" svg:y2="10.274cm" draw:start-shape="id88" draw:start-glue-point="10" draw:end-shape="id91" draw:end-glue-point="6" svg:d="M10501 10274h900" svg:viewBox="0 0 901 1">
          <text:p/>
        </draw:connector>
        <draw:custom-shape draw:style-name="gr96" draw:text-style-name="P35" xml:id="id92" draw:id="id92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474cm" svg:x2="13.015cm" svg:y2="6.574cm" draw:start-shape="id91" draw:start-glue-point="4" draw:end-shape="id92" draw:end-glue-point="2" svg:d="M13051 9474l-36-2900" svg:viewBox="0 0 37 2901">
          <text:p/>
        </draw:connector>
        <draw:custom-shape draw:style-name="gr95" draw:text-style-name="P36" xml:id="id93" draw:id="id93" draw:layer="layout" svg:width="3.3cm" svg:height="1.6cm" svg:x="16.001cm" svg:y="3.974cm">
          <text:p text:style-name="P3"><text:span text:style-name="T24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94" draw:id="id94" draw:layer="layout" svg:width="3.3cm" svg:height="1.6cm" svg:x="16.001cm" svg:y="7.974cm">
          <text:p text:style-name="P3"><text:span text:style-name="T24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95" draw:id="id95" draw:layer="layout" svg:width="3.3cm" svg:height="1.6cm" svg:x="16.001cm" svg:y="11.374cm">
          <text:p text:style-name="P3"><text:span text:style-name="T24">Flower </text:span></text:p>
          <text:p text:style-name="P3"><text:span text:style-name="T24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97" draw:id="id97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97" draw:text-style-name="P35" xml:id="id96" draw:id="id96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8" draw:id="id98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9" draw:id="id99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xml:id="id100" draw:id="id100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708cm" svg:x2="16.484cm" svg:y2="5.34cm" draw:start-shape="id91" draw:start-glue-point="11" draw:end-shape="id93" draw:end-glue-point="7" svg:d="M14218 9708l2266-4368" svg:viewBox="0 0 2267 4369">
          <text:p/>
        </draw:connector>
        <draw:connector draw:style-name="gr1" draw:text-style-name="P12" draw:layer="layout" draw:type="line" svg:x1="14.701cm" svg:y1="10.274cm" svg:x2="16.001cm" svg:y2="8.774cm" draw:start-shape="id91" draw:start-glue-point="10" draw:end-shape="id94" draw:end-glue-point="6" svg:d="M14701 10274l1300-1500" svg:viewBox="0 0 1301 1501">
          <text:p/>
        </draw:connector>
        <draw:connector draw:style-name="gr1" draw:text-style-name="P12" draw:layer="layout" draw:type="line" svg:x1="14.218cm" svg:y1="10.84cm" svg:x2="16.484cm" svg:y2="11.608cm" draw:start-shape="id91" draw:start-glue-point="9" draw:end-shape="id95" draw:end-glue-point="5" svg:d="M14218 10840l2266 768" svg:viewBox="0 0 2267 769">
          <text:p/>
        </draw:connector>
        <draw:connector draw:style-name="gr1" draw:text-style-name="P12" draw:layer="layout" draw:type="line" svg:x1="18.829cm" svg:y1="18.074cm" svg:x2="21.501cm" svg:y2="18.092cm" draw:start-shape="id96" draw:start-glue-point="1" draw:end-shape="id97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93" draw:start-glue-point="10" draw:end-shape="id98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94" draw:start-glue-point="10" draw:end-shape="id99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95" draw:start-glue-point="10" draw:end-shape="id100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98" draw:start-glue-point="2" draw:end-shape="id99" draw:end-glue-point="0" svg:d="M22751 5674v2200" svg:viewBox="0 0 1 2201">
          <text:p/>
        </draw:connector>
        <draw:custom-shape draw:style-name="gr100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97" draw:start-glue-point="1" draw:end-shape="id98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97" draw:start-glue-point="1" draw:end-shape="id99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97" draw:start-glue-point="0" draw:end-shape="id100" draw:end-glue-point="2" svg:d="M22765 17510v-2068h-14v-2068" svg:viewBox="0 0 15 4137">
          <text:p/>
        </draw:connector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01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onnector draw:style-name="gr1" draw:text-style-name="P12" draw:layer="layout" draw:type="line" svg:x1="5.428cm" svg:y1="11.318cm" svg:x2="16.301cm" svg:y2="18.074cm" draw:start-shape="id87" draw:start-glue-point="1" draw:end-shape="id96" svg:d="M5428 11318l10873 6756" svg:viewBox="0 0 10874 6757">
          <text:p/>
        </draw:connector>
        <draw:custom-shape draw:style-name="gr102" draw:text-style-name="P35" xml:id="id101" draw:id="id101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97" draw:start-glue-point="0" draw:end-shape="id101" svg:d="M22765 17510l-3865-2392" svg:viewBox="0 0 3866 2393">
          <text:p/>
        </draw:connector>
        <draw:custom-shape draw:style-name="gr94" draw:text-style-name="P35" xml:id="id102" draw:id="id102" draw:layer="layout" svg:width="2.528cm" svg:height="1.164cm" svg:x="11.6cm" svg:y="17.436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6.1cm" svg:y1="15.118cm" svg:x2="8.851cm" svg:y2="11.074cm" draw:start-shape="id101" draw:start-glue-point="3" draw:end-shape="id88" draw:end-glue-point="8" svg:d="M16100 15118l-7249-4044" svg:viewBox="0 0 7250 4045">
          <text:p/>
        </draw:connector>
        <draw:connector draw:style-name="gr1" draw:text-style-name="P12" draw:layer="layout" svg:x1="12.864cm" svg:y1="18.6cm" svg:x2="22.765cm" svg:y2="18.674cm" draw:start-shape="id102" draw:start-glue-point="2" draw:end-shape="id97" draw:end-glue-point="2" svg:d="M12864 18600v588h9901v-514" svg:viewBox="0 0 9902 589">
          <text:p/>
        </draw:connector>
        <draw:custom-shape draw:style-name="gr94" draw:text-style-name="P35" xml:id="id103" draw:id="id103" draw:layer="layout" svg:width="2.528cm" svg:height="1.164cm" svg:x="7.6cm" svg:y="17.4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svg:x1="8.864cm" svg:y1="18.564cm" svg:x2="22.765cm" svg:y2="18.674cm" draw:start-shape="id103" draw:start-glue-point="2" draw:end-shape="id97" draw:end-glue-point="2" svg:d="M8864 18564v624h13901v-514" svg:viewBox="0 0 13902 625">
          <text:p/>
        </draw:connector>
        <draw:connector draw:style-name="gr1" draw:text-style-name="P12" draw:layer="layout" draw:type="line" svg:x1="8.864cm" svg:y1="17.4cm" svg:x2="8.851cm" svg:y2="11.074cm" draw:start-shape="id103" draw:start-glue-point="0" draw:end-shape="id88" svg:d="M8864 17400l-13-6326" svg:viewBox="0 0 14 6327">
          <text:p/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94" draw:text-style-name="P35" xml:id="id104" draw:id="id104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03" draw:text-style-name="P35" xml:id="id106" draw:id="id106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03" draw:text-style-name="P35" xml:id="id107" draw:id="id107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08" draw:id="id108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04" draw:start-glue-point="1" draw:end-shape="id105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06" draw:start-glue-point="1" draw:end-shape="id105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07" draw:start-glue-point="1" draw:end-shape="id105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08" draw:start-glue-point="1" draw:end-shape="id105" draw:end-glue-point="8" svg:d="M5349 11692l3502-5718" svg:viewBox="0 0 3503 5719">
          <text:p/>
        </draw:connector>
        <draw:custom-shape draw:style-name="gr94" draw:text-style-name="P35" xml:id="id109" draw:id="id109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09" draw:start-glue-point="1" draw:end-shape="id105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04" draw:start-glue-point="1" draw:end-shape="id110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06" draw:start-glue-point="1" draw:end-shape="id110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07" draw:start-glue-point="1" draw:end-shape="id110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08" draw:start-glue-point="1" draw:end-shape="id110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09" draw:start-glue-point="1" draw:end-shape="id110" draw:end-glue-point="4" svg:d="M5329 12992l3622 1682" svg:viewBox="0 0 3623 1683">
          <text:p/>
        </draw:connector>
        <draw:custom-shape draw:style-name="gr95" draw:text-style-name="P36" xml:id="id105" draw:id="id105" draw:layer="layout" svg:width="3.3cm" svg:height="1.6cm" svg:x="7.201cm" svg:y="4.374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10" draw:id="id110" draw:layer="layout" svg:width="3.3cm" svg:height="1.6cm" svg:x="7.301cm" svg:y="14.674cm">
          <text:p text:style-name="P3"><text:span text:style-name="T24">Leafcutter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2" draw:id="id112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11" draw:id="id111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10" draw:end-shape="id111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05" draw:start-glue-point="4" draw:end-shape="id112" draw:end-glue-point="2" svg:d="M8851 4374l-14-1236" svg:viewBox="0 0 15 1237">
          <text:p/>
        </draw:connector>
        <draw:custom-shape draw:style-name="gr95" draw:text-style-name="P36" xml:id="id113" draw:id="id113" draw:layer="layout" svg:width="3.3cm" svg:height="1.6cm" svg:x="11.401cm" svg:y="9.574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05" draw:start-glue-point="9" draw:end-shape="id113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10" draw:start-glue-point="11" draw:end-shape="id113" draw:end-glue-point="7" svg:d="M10118 14908l1766-3968" svg:viewBox="0 0 1767 3969">
          <text:p/>
        </draw:connector>
        <draw:custom-shape draw:style-name="gr96" draw:text-style-name="P35" xml:id="id114" draw:id="id114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13" draw:start-glue-point="4" draw:end-shape="id114" draw:end-glue-point="2" svg:d="M13051 9574l-36-3000" svg:viewBox="0 0 37 3001">
          <text:p/>
        </draw:connector>
        <draw:custom-shape draw:style-name="gr95" draw:text-style-name="P36" xml:id="id115" draw:id="id115" draw:layer="layout" svg:width="3.3cm" svg:height="1.6cm" svg:x="16.001cm" svg:y="3.974cm">
          <text:p text:style-name="P3"><text:span text:style-name="T24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16" draw:id="id116" draw:layer="layout" svg:width="3.3cm" svg:height="1.6cm" svg:x="16.001cm" svg:y="7.974cm">
          <text:p text:style-name="P3"><text:span text:style-name="T24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17" draw:id="id117" draw:layer="layout" svg:width="3.3cm" svg:height="1.6cm" svg:x="16.001cm" svg:y="11.374cm">
          <text:p text:style-name="P3"><text:span text:style-name="T24">Flower </text:span></text:p>
          <text:p text:style-name="P3"><text:span text:style-name="T24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9" draw:id="id119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97" draw:text-style-name="P35" xml:id="id118" draw:id="id118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20" draw:id="id120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21" draw:id="id121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xml:id="id122" draw:id="id122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13" draw:start-glue-point="11" draw:end-shape="id115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13" draw:start-glue-point="10" draw:end-shape="id116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13" draw:start-glue-point="9" draw:end-shape="id117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18" draw:start-glue-point="1" draw:end-shape="id119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15" draw:start-glue-point="10" draw:end-shape="id120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16" draw:start-glue-point="10" draw:end-shape="id121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17" draw:start-glue-point="10" draw:end-shape="id122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20" draw:start-glue-point="2" draw:end-shape="id121" draw:end-glue-point="0" svg:d="M22751 5674v2200" svg:viewBox="0 0 1 2201">
          <text:p/>
        </draw:connector>
        <draw:custom-shape draw:style-name="gr100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19" draw:start-glue-point="1" draw:end-shape="id120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19" draw:start-glue-point="1" draw:end-shape="id121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19" draw:start-glue-point="0" draw:end-shape="id122" draw:end-glue-point="2" svg:d="M22765 17510v-2068h-14v-2068" svg:viewBox="0 0 15 4137">
          <text:p/>
        </draw:connector>
        <draw:custom-shape draw:style-name="gr104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05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04" draw:start-glue-point="1" draw:end-shape="id118" svg:d="M5349 7752l10952 10322" svg:viewBox="0 0 10953 10323">
          <text:p/>
        </draw:connector>
        <draw:custom-shape draw:style-name="gr102" draw:text-style-name="P35" xml:id="id123" draw:id="id123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19" draw:start-glue-point="0" draw:end-shape="id123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23" draw:start-glue-point="3" draw:end-shape="id105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23" draw:start-glue-point="3" draw:end-shape="id110" draw:end-glue-point="10" svg:d="M16100 15118l-5499 356" svg:viewBox="0 0 5500 357">
          <text:p/>
        </draw:connector>
        <presentation:notes draw:style-name="dp3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0-02T14:13:56.194000000</dc:date>
    <dc:creator>Samuel Robinson</dc:creator>
    <meta:editing-duration>P1DT12H55M31S</meta:editing-duration>
    <meta:editing-cycles>38</meta:editing-cycles>
    <meta:generator>LibreOffice/6.1.1.2$Windows_X86_64 LibreOffice_project/5d19a1bfa650b796764388cd8b33a5af1f5baa1b</meta:generator>
    <meta:document-statistic meta:object-count="429"/>
  </office:meta>
</office:document-meta>
</file>